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7" table:number-rows-spanned="1">
            <text:p>Crescente</text:p>
          </table:table-cell>
          <table:covered-table-cell table:number-columns-repeated="6" table:style-name="Default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ALU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OUTRA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empo de execu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  <table:table-cell table:formula="of:=[.G3]/50*10^6" office:value-type="float" office:value="9100000" calcext:value-type="float">
            <text:p>91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555" calcext:value-type="float">
            <text:p>555</text:p>
          </table:table-cell>
          <table:table-cell table:formula="of:=[.G4]/50*10^6" office:value-type="float" office:value="11100000" calcext:value-type="float">
            <text:p>111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615" calcext:value-type="float">
            <text:p>615</text:p>
          </table:table-cell>
          <table:table-cell table:formula="of:=[.G5]/50*10^6" office:value-type="float" office:value="12300000" calcext:value-type="float">
            <text:p>123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office:value-type="float" office:value="634" calcext:value-type="float">
            <text:p>634</text:p>
          </table:table-cell>
          <table:table-cell table:formula="of:=[.G6]/50*10^6" office:value-type="float" office:value="12680000" calcext:value-type="float">
            <text:p>1268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615" calcext:value-type="float">
            <text:p>615</text:p>
          </table:table-cell>
          <table:table-cell table:formula="of:=[.G7]/50*10^6" office:value-type="float" office:value="12300000" calcext:value-type="float">
            <text:p>123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555" calcext:value-type="float">
            <text:p>555</text:p>
          </table:table-cell>
          <table:table-cell table:formula="of:=[.G8]/50*10^6" office:value-type="float" office:value="11100000" calcext:value-type="float">
            <text:p>111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  <table:table-cell table:formula="of:=[.G9]/50*10^6" office:value-type="float" office:value="9100000" calcext:value-type="float">
            <text:p>91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315" calcext:value-type="float">
            <text:p>315</text:p>
          </table:table-cell>
          <table:table-cell table:formula="of:=[.G10]/50*10^6" office:value-type="float" office:value="6300000" calcext:value-type="float">
            <text:p>63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table:formula="of:=[.G11]/50*10^6" office:value-type="float" office:value="2820000" calcext:value-type="float">
            <text:p>282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67" calcext:value-type="float">
            <text:p>267</text:p>
          </table:table-cell>
          <table:table-cell table:formula="of:=[.G12]/50*10^6" office:value-type="float" office:value="5340000" calcext:value-type="float">
            <text:p>534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3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4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5]/50*10^6" office:value-type="float" office:value="2860000" calcext:value-type="float">
            <text:p>286000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6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7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8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9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20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21]/50*10^6" office:value-type="float" office:value="2860000" calcext:value-type="float">
            <text:p>286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6:39:17.484492529</meta:creation-date>
    <dc:date>2016-10-02T17:00:13.800973147</dc:date>
    <meta:editing-duration>PT10M15S</meta:editing-duration>
    <meta:editing-cycles>2</meta:editing-cycles>
    <meta:generator>LibreOffice/5.1.4.2$Linux_X86_64 LibreOffice_project/10m0$Build-2</meta:generator>
    <meta:document-statistic meta:table-count="1" meta:cell-count="160" meta:object-count="0"/>
  </office:meta>
</office:document-meta>
</file>